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8139in" table:align="left"/>
    </style:style>
    <style:style style:name="Table1.A" style:family="table-column">
      <style:table-column-properties style:column-width="1.8139in"/>
    </style:style>
    <style:style style:name="Table1.1" style:family="table-row">
      <style:table-row-properties style:min-row-height="1.17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 style:list-style-name="L1">
      <style:paragraph-properties fo:margin-left="0.4925in" fo:margin-right="0in" fo:text-indent="-0.25in" style:auto-text-indent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 October</text:p>
      <text:p text:style-name="P2"/>
      <text:p text:style-name="P3">Computers:</text:p>
      <text:p text:style-name="P3"/>
      <text:list xml:id="list19780809721" text:style-name="L1">
        <text:list-item>
          <text:p text:style-name="P6">8a: Explain why copyright laws exist.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  <text:list>
                <text:list-header>
                  <text:p text:style-name="P8"/>
                </text:list-header>
              </text:list>
            </text:list-item>
          </text:list>
        </text:list-item>
        <text:list-item>
          <text:p text:style-name="P6">8b: Explain why it is not permissible to accept free copy of a paid copyrighted computer game or a program from a friend unless it is considered freeware or shareware...explain the concept of freeware and shareware.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  <text:p text:style-name="P6"/>
            </text:list-item>
          </text:list>
        </text:list-item>
        <text:list-item>
          <text:p text:style-name="P6">8c: Explain the restrictions and limitations of downloading music from the Internet.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</text:list-item>
          </text:list>
        </text:list-item>
      </text:list>
      <text:p text:style-name="P2"/>
      <text:p text:style-name="P3">Digital Technology:</text:p>
      <text:p text:style-name="P2"/>
      <text:p text:style-name="P3">Computer Programming:</text:p>
      <text:p text:style-name="P5"/>
      <text:list xml:id="list419202660" text:continue-numbering="true" text:style-name="L1">
        <text:list-item>
          <text:p text:style-name="P6">4a: Explain how software patents and copyrights protect a programmer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  <text:p text:style-name="P6"/>
            </text:list-item>
          </text:list>
        </text:list-item>
        <text:list-item>
          <text:p text:style-name="P6">4b: Explain the difference between owning and licensing software.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  <text:p text:style-name="P6"/>
            </text:list-item>
          </text:list>
        </text:list-item>
        <text:list-item>
          <text:p text:style-name="P6">4c: Describe the differences between freeware, open source, and commercial software and why it is important to respect the terms of each.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yn Treshansky</meta:initial-creator>
    <meta:creation-date>2014-09-15T15:56:54</meta:creation-date>
    <dc:date>2014-10-12T13:17:56</dc:date>
    <dc:creator>Allyn Treshansky</dc:creator>
    <meta:editing-duration>PT38M17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28" meta:word-count="144" meta:character-count="708" meta:non-whitespace-character-count="616"/>
  </office:meta>
</office:document-meta>
</file>